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, sans-serif" svg:font-family="Arial, sans-serif" style:font-family-generic="system"/>
    <style:font-face style:name="Nimbus Roman" svg:font-family="Nimbus Roma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margin-bottom="0.0826in"/>
      <style:text-properties style:font-name="Times New Roman" fo:font-weight="bold" style:font-weight-asian="bold" fo:color="#000000" fo:font-size="11pt" style:font-size-asian="11pt" style:font-size-complex="11pt" fo:language="hu" fo:country="HU"/>
    </style:style>
    <style:style style:name="P2" style:parent-style-name="Textbody" style:family="paragraph">
      <style:paragraph-properties fo:margin-bottom="0in"/>
    </style:style>
    <style:style style:name="T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" style:parent-style-name="Textbody" style:family="paragraph">
      <style:paragraph-properties fo:margin-bottom="0in"/>
    </style:style>
    <style:style style:name="T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6" style:parent-style-name="Textbody" style:family="paragraph">
      <style:paragraph-properties fo:margin-bottom="0in"/>
    </style:style>
    <style:style style:name="T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8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9" style:parent-style-name="Textbody" style:family="paragraph">
      <style:paragraph-properties fo:margin-bottom="0in"/>
    </style:style>
    <style:style style:name="T1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11" style:parent-style-name="Címsor1" style:family="paragraph">
      <style:paragraph-properties fo:margin-top="0in" fo:margin-bottom="0.0826in"/>
    </style:style>
    <style:style style:name="T12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13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14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15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16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17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18" style:parent-style-name="Bekezdésalapbetűtípusa" style:family="text">
      <style:text-properties style:font-name="Times New Roman" fo:font-weight="normal" style:font-weight-asian="normal" fo:color="#000000" fo:font-size="11pt" style:font-size-asian="11pt" style:font-size-complex="11pt" fo:language="hu" fo:country="HU"/>
    </style:style>
    <style:style style:name="P19" style:parent-style-name="Textbody" style:family="paragraph">
      <style:paragraph-properties fo:margin-bottom="0in"/>
    </style:style>
    <style:style style:name="T2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1" style:parent-style-name="Textbody" style:family="paragraph">
      <style:paragraph-properties fo:margin-bottom="0in"/>
    </style:style>
    <style:style style:name="T2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3" style:parent-style-name="Textbody" style:family="paragraph">
      <style:paragraph-properties fo:margin-bottom="0in"/>
    </style:style>
    <style:style style:name="T2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6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27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28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29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30" style:parent-style-name="Textbody" style:family="paragraph">
      <style:paragraph-properties fo:margin-bottom="0in"/>
    </style:style>
    <style:style style:name="T3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33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34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35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36" style:parent-style-name="Címsor2" style:family="paragraph">
      <style:paragraph-properties fo:break-before="page"/>
      <style:text-properties fo:language="hu" fo:country="HU"/>
    </style:style>
    <style:style style:name="P37" style:parent-style-name="Textbody" style:family="paragraph">
      <style:paragraph-properties fo:margin-bottom="0.0826in"/>
      <style:text-properties style:font-name="Arial, sans-serif" fo:color="#000000" fo:font-size="11pt" style:font-size-asian="11pt" style:font-size-complex="11pt" fo:language="hu" fo:country="HU"/>
    </style:style>
    <style:style style:name="P38" style:parent-style-name="Textbody" style:family="paragraph">
      <style:paragraph-properties fo:margin-bottom="0in"/>
      <style:text-properties style:font-name="Nimbus Roman" fo:color="#000000" fo:font-size="11pt" style:font-size-asian="11pt" style:font-size-complex="11pt" fo:language="hu" fo:country="HU"/>
    </style:style>
    <style:style style:name="P39" style:parent-style-name="Textbody" style:family="paragraph">
      <style:paragraph-properties fo:margin-bottom="0in"/>
      <style:text-properties style:font-name="Nimbus Roman" fo:color="#000000" fo:font-size="11pt" style:font-size-asian="11pt" style:font-size-complex="11pt" fo:language="hu" fo:country="HU"/>
    </style:style>
    <style:style style:name="P40" style:parent-style-name="Címsor2" style:family="paragraph">
      <style:text-properties fo:language="hu" fo:country="HU"/>
    </style:style>
    <style:style style:name="P41" style:parent-style-name="Textbody" style:family="paragraph">
      <style:paragraph-properties fo:margin-bottom="0.0826in"/>
      <style:text-properties style:font-name="Arial, sans-serif" fo:color="#000000" fo:font-size="11pt" style:font-size-asian="11pt" style:font-size-complex="11pt" fo:language="hu" fo:country="HU"/>
    </style:style>
    <style:style style:name="P42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3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4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5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6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7" style:parent-style-name="Textbody" style:family="paragraph">
      <style:paragraph-properties fo:margin-bottom="0in" fo:margin-left="0.5in">
        <style:tab-stops/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8" style:parent-style-name="Textbody" style:family="paragraph">
      <style:paragraph-properties style:vertical-align="auto"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9" style:parent-style-name="Textbody" style:family="paragraph">
      <style:paragraph-properties style:vertical-align="auto"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0" style:parent-style-name="Textbody" style:family="paragraph">
      <style:paragraph-properties style:vertical-align="auto"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1" style:parent-style-name="Textbody" style:family="paragraph">
      <style:paragraph-properties style:vertical-align="auto"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2" style:parent-style-name="Textbody" style:family="paragraph">
      <style:paragraph-properties style:vertical-align="auto"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3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4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5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6" style:parent-style-name="Textbody" style:family="paragraph">
      <style:paragraph-properties fo:margin-bottom="0in"/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57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8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9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0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1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2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3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4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5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6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7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8" style:parent-style-name="Textbody" style:family="paragraph">
      <style:paragraph-properties fo:margin-bottom="0in"/>
      <style:text-properties fo:font-size="11pt" style:font-size-asian="11pt" style:font-size-complex="11pt" fo:language="hu" fo:country="HU"/>
    </style:style>
    <style:style style:name="P69" style:parent-style-name="Címsor2" style:family="paragraph">
      <style:text-properties fo:language="hu" fo:country="HU"/>
    </style:style>
    <style:style style:name="P70" style:parent-style-name="Címsor2" style:family="paragraph">
      <style:text-properties fo:language="hu" fo:country="HU"/>
    </style:style>
    <style:style style:name="P71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72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73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74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75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76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77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78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79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80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81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82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83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84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85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86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87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88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89" style:parent-style-name="Textbody" style:family="paragraph">
      <style:paragraph-properties fo:margin-bottom="0.0826in"/>
      <style:text-properties style:font-name="Times New Roman" fo:font-style="italic" style:font-style-asian="italic" fo:color="#000000" fo:font-size="11pt" style:font-size-asian="11pt" style:font-size-complex="11pt" fo:language="hu" fo:country="HU"/>
    </style:style>
    <style:style style:name="P90" style:parent-style-name="Címsor3" style:family="paragraph">
      <style:text-properties fo:language="hu" fo:country="HU"/>
    </style:style>
    <style:style style:name="P91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92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93" style:parent-style-name="Címsor2" style:family="paragraph">
      <style:text-properties fo:language="hu" fo:country="HU"/>
    </style:style>
    <style:style style:name="P94" style:parent-style-name="Textbody" style:family="paragraph">
      <style:text-properties fo:language="hu" fo:country="HU"/>
    </style:style>
    <style:style style:name="P95" style:parent-style-name="Textbody" style:family="paragraph">
      <style:paragraph-properties fo:text-indent="0.4923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language="hu" fo:country="HU"/>
    </style:style>
    <style:style style:name="P96" style:parent-style-name="Textbody" style:family="paragraph">
      <style:paragraph-properties fo:margin-bottom="0in"/>
    </style:style>
    <style:style style:name="T9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9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99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00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P101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102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103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104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105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106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107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108" style:parent-style-name="Textbody" style:family="paragraph">
      <style:paragraph-properties fo:margin-bottom="0in"/>
    </style:style>
    <style:style style:name="T109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10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language="hu" fo:country="HU"/>
    </style:style>
    <style:style style:name="P111" style:parent-style-name="Textbody" style:family="paragraph">
      <style:paragraph-properties fo:margin-bottom="0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P112" style:parent-style-name="Textbody" style:family="paragraph">
      <style:paragraph-properties fo:margin-bottom="0in"/>
    </style:style>
    <style:style style:name="T11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114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P115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116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117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118" style:parent-style-name="Textbody" style:family="paragraph">
      <style:paragraph-properties fo:margin-bottom="0in"/>
    </style:style>
    <style:style style:name="T119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20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language="hu" fo:country="HU"/>
    </style:style>
    <style:style style:name="T12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language="hu" fo:country="HU"/>
    </style:style>
    <style:style style:name="P122" style:parent-style-name="Textbody" style:family="paragraph">
      <style:paragraph-properties fo:margin-bottom="0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language="hu" fo:country="HU"/>
    </style:style>
    <style:style style:name="P123" style:parent-style-name="Textbody" style:family="paragraph">
      <style:paragraph-properties fo:margin-bottom="0in"/>
    </style:style>
    <style:style style:name="T12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language="hu" fo:country="HU"/>
    </style:style>
    <style:style style:name="T125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P126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127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128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129" style:parent-style-name="Textbody" style:family="paragraph">
      <style:paragraph-properties fo:margin-bottom="0in" fo:text-indent="0.4909in"/>
    </style:style>
    <style:style style:name="T130" style:parent-style-name="Kiemelés2" style:family="text">
      <style:text-properties fo:font-style="italic" style:font-style-asian="italic" style:font-style-complex="italic" fo:color="#000000"/>
    </style:style>
    <style:style style:name="P131" style:parent-style-name="Textbody" style:family="paragraph">
      <style:paragraph-properties fo:margin-bottom="0in" fo:margin-left="0.4909in">
        <style:tab-stops/>
      </style:paragraph-properties>
    </style:style>
    <style:style style:name="P132" style:parent-style-name="Textbody" style:family="paragraph">
      <style:paragraph-properties fo:margin-bottom="0in" fo:margin-left="0.4909in">
        <style:tab-stops/>
      </style:paragraph-properties>
    </style:style>
    <style:style style:name="T133" style:parent-style-name="Kiemelés2" style:family="text">
      <style:text-properties style:font-name="Times New Roman" style:font-name-complex="Times New Roman" fo:font-weight="normal" style:font-weight-asian="normal" style:font-weight-complex="normal" fo:color="#000000" fo:font-size="11pt" style:font-size-asian="11pt" style:font-size-complex="11pt"/>
    </style:style>
    <style:style style:name="T134" style:parent-style-name="Kiemelés2" style:family="text">
      <style:text-properties style:font-name="Times New Roman" style:font-name-complex="Times New Roman" fo:font-weight="normal" style:font-weight-asian="normal" style:font-weight-complex="normal" fo:color="#000000" fo:font-size="11pt" style:font-size-asian="11pt" style:font-size-complex="11pt"/>
    </style:style>
    <style:style style:name="T135" style:parent-style-name="Kiemelés2" style:family="text">
      <style:text-properties style:font-name="Times New Roman" style:font-name-complex="Times New Roman" fo:font-weight="normal" style:font-weight-asian="normal" style:font-weight-complex="normal" fo:color="#000000" fo:font-size="11pt" style:font-size-asian="11pt" style:font-size-complex="11pt"/>
    </style:style>
    <style:style style:name="P136" style:parent-style-name="Textbody" style:family="paragraph">
      <style:paragraph-properties fo:margin-bottom="0in" fo:margin-left="0.4909in">
        <style:tab-stops/>
      </style:paragraph-properties>
    </style:style>
    <style:style style:name="T137" style:parent-style-name="Kiemelés2" style:family="text">
      <style:text-properties style:font-name="Times New Roman" style:font-name-complex="Times New Roman" fo:font-weight="normal" style:font-weight-asian="normal" style:font-weight-complex="normal" fo:color="#000000" fo:font-size="11pt" style:font-size-asian="11pt" style:font-size-complex="11pt"/>
    </style:style>
    <style:style style:name="T138" style:parent-style-name="Kiemelés2" style:family="text">
      <style:text-properties style:font-name="Times New Roman" style:font-name-complex="Times New Roman" fo:font-weight="normal" style:font-weight-asian="normal" style:font-weight-complex="normal" fo:color="#000000" fo:font-size="11pt" style:font-size-asian="11pt" style:font-size-complex="11pt"/>
    </style:style>
    <style:style style:name="P139" style:parent-style-name="Textbody" style:family="paragraph">
      <style:paragraph-properties fo:margin-bottom="0in" fo:margin-left="0.4909in">
        <style:tab-stops/>
      </style:paragraph-properties>
    </style:style>
    <style:style style:name="T140" style:parent-style-name="Kiemelés2" style:family="text">
      <style:text-properties style:font-name="Times New Roman" style:font-name-complex="Times New Roman" fo:font-weight="normal" style:font-weight-asian="normal" style:font-weight-complex="normal" fo:color="#000000" fo:font-size="11pt" style:font-size-asian="11pt" style:font-size-complex="11pt"/>
    </style:style>
    <style:style style:name="T141" style:parent-style-name="Kiemelés2" style:family="text">
      <style:text-properties style:font-name="Times New Roman" style:font-name-complex="Times New Roman" fo:font-weight="normal" style:font-weight-asian="normal" style:font-weight-complex="normal" fo:color="#000000" fo:font-size="11pt" style:font-size-asian="11pt" style:font-size-complex="11pt"/>
    </style:style>
    <style:style style:name="T142" style:parent-style-name="Kiemelés2" style:family="text">
      <style:text-properties style:font-name="Times New Roman" style:font-name-complex="Times New Roman" fo:font-weight="normal" style:font-weight-asian="normal" style:font-weight-complex="normal" fo:color="#000000" fo:font-size="11pt" style:font-size-asian="11pt" style:font-size-complex="11pt"/>
    </style:style>
    <style:style style:name="P143" style:parent-style-name="Textbody" style:family="paragraph">
      <style:paragraph-properties fo:margin-bottom="0in" fo:margin-left="0.4909in">
        <style:tab-stops/>
      </style:paragraph-properties>
    </style:style>
    <style:style style:name="T144" style:parent-style-name="Kiemelés2" style:family="text">
      <style:text-properties style:font-name="Times New Roman" style:font-name-complex="Times New Roman" fo:font-weight="normal" style:font-weight-asian="normal" style:font-weight-complex="normal" fo:color="#000000" fo:font-size="11pt" style:font-size-asian="11pt" style:font-size-complex="11pt"/>
    </style:style>
    <style:style style:name="T145" style:parent-style-name="Kiemelés2" style:family="text">
      <style:text-properties style:font-name="Times New Roman" style:font-name-complex="Times New Roman" fo:font-weight="normal" style:font-weight-asian="normal" style:font-weight-complex="normal" fo:color="#000000" fo:font-size="11pt" style:font-size-asian="11pt" style:font-size-complex="11pt"/>
    </style:style>
    <style:style style:name="T146" style:parent-style-name="Kiemelés2" style:family="text">
      <style:text-properties style:font-name="Times New Roman" style:font-name-complex="Times New Roman" fo:font-weight="normal" style:font-weight-asian="normal" style:font-weight-complex="normal" fo:color="#000000" fo:font-size="11pt" style:font-size-asian="11pt" style:font-size-complex="11pt"/>
    </style:style>
    <style:style style:name="P147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148" style:parent-style-name="Textbody" style:family="paragraph">
      <style:paragraph-properties fo:margin-bottom="0in"/>
    </style:style>
    <style:style style:name="T14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150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language="hu" fo:country="HU"/>
    </style:style>
    <style:style style:name="P151" style:parent-style-name="Textbody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000000" fo:language="hu" fo:country="HU"/>
    </style:style>
    <style:style style:name="P152" style:parent-style-name="Textbody" style:family="paragraph">
      <style:paragraph-properties fo:margin-bottom="0in"/>
    </style:style>
    <style:style style:name="T153" style:parent-style-name="Bekezdésalapbetűtípusa" style:family="text">
      <style:text-properties style:font-name="Times New Roman" fo:color="#000000" fo:language="hu" fo:country="HU"/>
    </style:style>
    <style:style style:name="T15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155" style:parent-style-name="Textbody" style:family="paragraph">
      <style:paragraph-properties fo:margin-bottom="0in" fo:margin-left="0.4923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156" style:parent-style-name="Textbody" style:family="paragraph">
      <style:paragraph-properties fo:margin-bottom="0in" fo:margin-left="0.4923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157" style:parent-style-name="Textbody" style:family="paragraph">
      <style:paragraph-properties fo:margin-bottom="0in" fo:margin-left="0.4923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158" style:parent-style-name="Textbody" style:family="paragraph">
      <style:paragraph-properties fo:margin-bottom="0in" fo:margin-left="0.4923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159" style:parent-style-name="Textbody" style:family="paragraph">
      <style:paragraph-properties fo:margin-bottom="0in" fo:margin-left="0.4923in">
        <style:tab-stops/>
      </style:paragraph-properties>
      <style:text-properties style:font-name="Times New Roman" fo:font-weight="bold" style:font-weight-asian="bold" style:font-weight-complex="bold" fo:font-style="italic" style:font-style-asian="italic" style:font-style-complex="italic" fo:color="#000000" fo:language="hu" fo:country="HU"/>
    </style:style>
    <style:style style:name="P160" style:parent-style-name="Textbody" style:family="paragraph">
      <style:paragraph-properties fo:margin-bottom="0in" fo:margin-left="0.4923in">
        <style:tab-stops/>
      </style:paragraph-properties>
      <style:text-properties style:font-name="Times New Roman" fo:font-weight="bold" style:font-weight-asian="bold" style:font-weight-complex="bold" fo:font-style="italic" style:font-style-asian="italic" style:font-style-complex="italic" fo:color="#000000" fo:language="hu" fo:country="HU"/>
    </style:style>
    <style:style style:name="P161" style:parent-style-name="Textbody" style:family="paragraph">
      <style:paragraph-properties fo:margin-bottom="0in" fo:margin-left="0.4923in">
        <style:tab-stops/>
      </style:paragraph-properties>
    </style:style>
    <style:style style:name="T162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language="hu" fo:country="HU"/>
    </style:style>
    <style:style style:name="T16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164" style:parent-style-name="Textbody" style:family="paragraph">
      <style:paragraph-properties fo:margin-bottom="0in" fo:margin-left="0.4923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165" style:parent-style-name="Textbody" style:family="paragraph">
      <style:paragraph-properties fo:margin-bottom="0in" fo:margin-left="0.4923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166" style:parent-style-name="Textbody" style:family="paragraph">
      <style:paragraph-properties fo:margin-bottom="0in" fo:margin-left="0.4923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167" style:parent-style-name="Textbody" style:family="paragraph">
      <style:paragraph-properties fo:margin-bottom="0in" fo:margin-left="0.4923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168" style:parent-style-name="Textbody" style:family="paragraph">
      <style:paragraph-properties fo:margin-bottom="0in" fo:margin-left="0.4923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169" style:parent-style-name="Textbody" style:family="paragraph">
      <style:paragraph-properties fo:margin-bottom="0in" fo:margin-left="0.4923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170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171" style:parent-style-name="Textbody" style:family="paragraph">
      <style:paragraph-properties fo:margin-bottom="0in" fo:margin-left="0.4923in">
        <style:tab-stops/>
      </style:paragraph-properties>
    </style:style>
    <style:style style:name="T17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173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174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175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176" style:parent-style-name="Textbody" style:family="paragraph">
      <style:paragraph-properties fo:margin-bottom="0in" fo:margin-left="0.4923in">
        <style:tab-stops/>
      </style:paragraph-properties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177" style:parent-style-name="Textbody" style:family="paragraph">
      <style:paragraph-properties fo:margin-bottom="0in" fo:margin-left="0.4923in">
        <style:tab-stops/>
      </style:paragraph-properties>
    </style:style>
    <style:style style:name="T178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17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180" style:parent-style-name="Címsor2" style:family="paragraph">
      <style:text-properties fo:language="hu" fo:country="HU"/>
    </style:style>
    <style:style style:name="P181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82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83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84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85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86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87" style:parent-style-name="Címsor2" style:family="paragraph">
      <style:text-properties fo:language="hu" fo:country="HU"/>
    </style:style>
    <style:style style:name="P188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89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90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91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92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93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94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95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96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97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98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99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200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201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202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203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204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205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206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207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208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209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210" style:parent-style-name="Címsor2" style:family="paragraph">
      <style:text-properties fo:language="hu" fo:country="HU"/>
    </style:style>
    <style:style style:name="P211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212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213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214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215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216" style:parent-style-name="Címsor2" style:family="paragraph">
      <style:text-properties fo:language="hu" fo:country="HU"/>
    </style:style>
    <style:style style:name="P217" style:parent-style-name="Textbody" style:family="paragraph">
      <style:paragraph-properties fo:margin-bottom="0.0826in"/>
      <style:text-properties style:font-name="Arial, sans-serif" fo:color="#000000" fo:font-size="11pt" style:font-size-asian="11pt" style:font-size-complex="11pt" fo:language="hu" fo:country="HU"/>
    </style:style>
    <style:style style:name="P218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219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220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221" style:parent-style-name="Címsor2" style:family="paragraph">
      <style:text-properties fo:language="hu" fo:country="HU"/>
    </style:style>
    <style:style style:name="P222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223" style:parent-style-name="Címsor2" style:family="paragraph">
      <style:text-properties fo:language="hu" fo:country="HU"/>
    </style:style>
    <style:style style:name="P224" style:parent-style-name="Textbody" style:family="paragraph">
      <style:paragraph-properties fo:margin-bottom="0in"/>
    </style:style>
    <style:style style:name="T22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2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27" style:parent-style-name="Bekezdésalapbetűtípusa" style:family="text">
      <style:text-properties fo:font-size="11pt" style:font-size-asian="11pt" style:font-size-complex="11pt" fo:language="hu" fo:country="HU"/>
    </style:style>
    <style:style style:name="T22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29" style:parent-style-name="Címsor2" style:family="paragraph">
      <style:text-properties fo:language="hu" fo:country="HU"/>
    </style:style>
    <style:style style:name="P230" style:parent-style-name="Címsor3" style:family="paragraph">
      <style:text-properties fo:language="hu" fo:country="HU"/>
    </style:style>
    <style:style style:name="P231" style:parent-style-name="Textbody" style:family="paragraph">
      <style:paragraph-properties fo:margin-bottom="0.0826in"/>
      <style:text-properties style:font-name="Arial, sans-serif" fo:color="#000000" fo:font-size="11pt" style:font-size-asian="11pt" style:font-size-complex="11pt" fo:language="hu" fo:country="HU"/>
    </style:style>
    <style:style style:name="P232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233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234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235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236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237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238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239" style:parent-style-name="Címsor3" style:family="paragraph">
      <style:text-properties fo:language="hu" fo:country="HU"/>
    </style:style>
    <style:style style:name="P240" style:parent-style-name="Textbody" style:family="paragraph">
      <style:paragraph-properties fo:margin-bottom="0.0826in"/>
      <style:text-properties style:font-name="Arial, sans-serif" fo:color="#000000" fo:font-size="11pt" style:font-size-asian="11pt" style:font-size-complex="11pt" fo:language="hu" fo:country="HU"/>
    </style:style>
    <style:style style:name="P241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242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243" style:parent-style-name="Címsor3" style:family="paragraph">
      <style:text-properties fo:language="hu" fo:country="HU"/>
    </style:style>
    <style:style style:name="P244" style:parent-style-name="Textbody" style:family="paragraph">
      <style:paragraph-properties fo:margin-bottom="0.0826in"/>
      <style:text-properties style:font-name="Arial, sans-serif" fo:color="#000000" fo:font-size="11pt" style:font-size-asian="11pt" style:font-size-complex="11pt" fo:language="hu" fo:country="HU"/>
    </style:style>
    <style:style style:name="P245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246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247" style:parent-style-name="Címsor3" style:family="paragraph">
      <style:text-properties fo:language="hu" fo:country="HU"/>
    </style:style>
    <style:style style:name="P248" style:parent-style-name="Textbody" style:family="paragraph">
      <style:paragraph-properties fo:margin-bottom="0.0826in"/>
      <style:text-properties style:font-name="Arial, sans-serif" fo:color="#000000" fo:font-size="11pt" style:font-size-asian="11pt" style:font-size-complex="11pt" fo:language="hu" fo:country="HU"/>
    </style:style>
    <style:style style:name="P249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250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251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252" style:parent-style-name="Címsor2" style:family="paragraph">
      <style:text-properties fo:language="hu" fo:country="HU"/>
    </style:style>
    <style:style style:name="P253" style:parent-style-name="Textbody" style:family="paragraph">
      <style:paragraph-properties fo:margin-bottom="0.0826in"/>
      <style:text-properties style:font-name="Arial, sans-serif" fo:color="#000000" fo:font-size="11pt" style:font-size-asian="11pt" style:font-size-complex="11pt" fo:language="hu" fo:country="HU"/>
    </style:style>
    <style:style style:name="P254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255" style:parent-style-name="Címsor3" style:family="paragraph">
      <style:text-properties fo:language="hu" fo:country="HU"/>
    </style:style>
    <style:style style:name="P256" style:parent-style-name="Textbody" style:family="paragraph">
      <style:paragraph-properties fo:margin-bottom="0.0826in"/>
    </style:style>
    <style:style style:name="T25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5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5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60" style:parent-style-name="Címsor3" style:family="paragraph">
      <style:text-properties fo:language="hu" fo:country="HU"/>
    </style:style>
    <style:style style:name="P261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T262" style:parent-style-name="Bekezdésalapbetűtípusa" style:family="text">
      <style:text-properties fo:font-size="11pt" style:font-size-asian="11pt" style:font-size-complex="11pt" fo:language="hu" fo:country="HU"/>
    </style:style>
  </office:automatic-styles>
  <office:body>
    <office:text text:use-soft-page-breaks="true">
      <text:p text:style-name="P1">Tartalomjegyzék</text:p>
      <text:p text:style-name="P2"><text:a xlink:href="https://users.iit.uni-miskolc.hu/~mileff/szt/srs.html#1.+Bevezetés%7Coutline" office:target-frame-name="_top" xlink:show="replace"><text:span text:style-name="T3">1. Bevezetés</text:span></text:a></text:p>
      <text:p text:style-name="P4"><text:a xlink:href="https://users.iit.uni-miskolc.hu/~mileff/szt/srs.html#2.+Áttekintés%7Coutline" office:target-frame-name="_top" xlink:show="replace"><text:span text:style-name="T5">2. Áttekintés</text:span></text:a></text:p>
      <text:p text:style-name="P6"><text:a xlink:href="https://users.iit.uni-miskolc.hu/~mileff/szt/srs.html#3.+A+rendszer+funkciói%7Coutline" office:target-frame-name="_top" xlink:show="replace"><text:span text:style-name="T7">3. A rendszer funkciói</text:span></text:a></text:p>
      <text:p text:style-name="P8"><text:tab/>3.1 Első követelmény</text:p>
      <text:p text:style-name="P9"><text:a xlink:href="https://users.iit.uni-miskolc.hu/~mileff/szt/srs.html#4.+Használhatóság%7Coutline" office:target-frame-name="_top" xlink:show="replace"><text:span text:style-name="T10">4. Használhatóság</text:span></text:a></text:p>
      <text:h text:style-name="P11" text:outline-level="1"><text:span text:style-name="T12">5. Megbízhatóság</text:span><text:span text:style-name="T13"><text:line-break/></text:span><text:span text:style-name="T14">6. Teljesítmény</text:span><text:span text:style-name="T15"><text:line-break/></text:span><text:span text:style-name="T16">7. Támogatottság</text:span><text:span text:style-name="T17"><text:line-break/></text:span><text:a xlink:href="https://users.iit.uni-miskolc.hu/~mileff/szt/srs.html#8.+Tervezési+korlátozások%7Coutline" office:target-frame-name="_top" xlink:show="replace"><text:span text:style-name="T18">8. Tervezési korlátozások</text:span></text:a></text:h>
      <text:p text:style-name="P19"><text:a xlink:href="https://users.iit.uni-miskolc.hu/~mileff/szt/srs.html#9.+On-line+dokumentáció+és+Help+rendszer%7Coutline" office:target-frame-name="_top" xlink:show="replace"><text:span text:style-name="T20">9. On-line dokumentáció és Help rendszer</text:span></text:a></text:p>
      <text:p text:style-name="P21"><text:a xlink:href="https://users.iit.uni-miskolc.hu/~mileff/szt/srs.html#10.+Felhasznált+kész+komponensek%7Coutline" office:target-frame-name="_top" xlink:show="replace"><text:span text:style-name="T22">10. Felhasznált kész komponensek</text:span></text:a></text:p>
      <text:p text:style-name="P23"><text:a xlink:href="https://users.iit.uni-miskolc.hu/~mileff/szt/srs.html#11.+Interfészek%7Coutline" office:target-frame-name="_top" xlink:show="replace"><text:span text:style-name="T24">11. Interfésze</text:span><text:span text:style-name="T25">k</text:span></text:a></text:p>
      <text:p text:style-name="P26"><text:tab/>11.1. Felhasználói interfészek</text:p>
      <text:p text:style-name="P27"><text:tab/>11.2. Hardware interfészek</text:p>
      <text:p text:style-name="P28"><text:tab/>11.3. Software interfészek</text:p>
      <text:p text:style-name="P29"><text:tab/>11.3. Kommunikációs interfészek</text:p>
      <text:p text:style-name="P30"><text:a xlink:href="https://users.iit.uni-miskolc.hu/~mileff/szt/srs.html#12.+Alkalmazott+szabványok%7Coutline" office:target-frame-name="_top" xlink:show="replace"><text:span text:style-name="T31">12. Alkalmazott szabványo</text:span><text:span text:style-name="T32">k</text:span></text:a></text:p>
      <text:p text:style-name="P33"><text:tab/>12.1. Kötelezően alkalmazandó szabványok</text:p>
      <text:p text:style-name="P34"><text:tab/>12.2. Választás alapján alkalmazott szabványok</text:p>
      <text:p text:style-name="P35"/>
      <text:soft-page-break/>
      <text:h text:style-name="P36" text:outline-level="2">1. Bevezetés</text:h>
      <text:p text:style-name="P37"/>
      <text:p text:style-name="P38"><text:tab/>A projektünk során átlagos, egyszerű, és egyben versenyképes játékosok számára egyaránt könnyen befogadható RPG szoftver megalkotására<text:s/>törekszünk. A recept alapjáraton nem egyedi, de a meglévő struktúrát megpróbáljuk bővíteni, és valamilyen szinten még egyedibbé alakítani.</text:p>
      <text:p text:style-name="P39">Ebben a dokumentumban inkább technikai leírást szeretnénk rögzíteni a szoftver specifikációjáról, annak érdekében, hogy nagyobb áttekintést adjunk a rendszer által biztosítandó főbb szolgáltatásokról.</text:p>
      <text:h text:style-name="P40" text:outline-level="2">2. Áttekintés</text:h>
      <text:p text:style-name="P41"/>
      <text:p text:style-name="P42">Projectünk egy Single/Multiplayer alapú MMORPG típusú játékot valósít meg, amelyben</text:p>
      <text:p text:style-name="P43">a fejlesztő csapat által megálmodott szörnyecskék és a világuk<text:s/>felfedezésén keresztül élhetjük át milyen a Ubimonok világa. Játékunkkal minden korosztályt szeretnénk megcélozni, de főként azok fogják élvezni a terméket, akik szeretik a kaland és a változatos világgal rendelkező alkotásokat. Szoftverünkkel bárki megismerkedhet a környezetvédelemmel, illetve megtapasztalhatja milyen egy kis kedvenccel törődni,</text:p>
      <text:p text:style-name="P44">foglalkozni és nevelni.</text:p>
      <text:p text:style-name="P45"/>
      <text:p text:style-name="P46">A készítők által figyelembe vett legfontosabb funkciók:</text:p>
      <text:p text:style-name="P47"/>
      <text:list text:style-name="LFO1" text:continue-numbering="true">
        <text:list-item>
          <text:p text:style-name="P48">A felhasználó számára egy egyszerű, átlátható és könnyen kezelhető kezelőfelület<text:s/>kialakítása</text:p>
        </text:list-item>
        <text:list-item>
          <text:p text:style-name="P49">A játékhoz egy meséhez hű grafikát készíteni</text:p>
        </text:list-item>
        <text:list-item>
          <text:p text:style-name="P50">A játékélmény minden korosztály számára a lehető legjobb legyen</text:p>
        </text:list-item>
        <text:list-item>
          <text:p text:style-name="P51">A program megfelelő működése eltérő erősségű rendszereken is</text:p>
        </text:list-item>
        <text:list-item>
          <text:p text:style-name="P52">Teljes értékű játékmenet minden felhasználó számára</text:p>
        </text:list-item>
      </text:list>
      <text:p text:style-name="P53"/>
      <text:p text:style-name="P54">Ahhoz, hogy a játékot<text:s/>teljes értékűen kitudja használni a felhasználó szüksége van a játék irányításához szükséges eszközökre, azaz egérre és billentyűzetre, illetve ezeknek az eszközöknek a használatához elengedhetetlen tudásra. A program használata során semmilyen korlátozást nem kötünk ki. Minden felhasználó a saját elképzelése szerint játsszon és annyit amennyit jónak lát és kedve tartja.</text:p>
      <text:p text:style-name="P55"/>
      <text:p text:style-name="P56">FELHÍVJUK FIGYELMÉT, HOGY A TÚLZOTT JÁTÉKHASZNÁLAT FÜGGŐSÉGET ÉS ROSSZ KÖZÉRZETET OKOZHAT!</text:p>
      <text:p text:style-name="P57">A játék használata során kérjük tartson legalább 1 óránként szünetet! Álljon fel számítógépe elől és pihenjen majd csak ezután folytassa a játékot.</text:p>
      <text:p text:style-name="P58"/>
      <text:p text:style-name="P59">A felhasználóval szemben elvárt követelmény:</text:p>
      <text:p text:style-name="P60"/>
      <text:list text:style-name="LFO2" text:continue-numbering="true">
        <text:list-item>
          <text:p text:style-name="P61">Rendelkezzen a szükséges eszközökkel a játékélmény teljes kihasználáshoz.</text:p>
        </text:list-item>
        <text:list-item>
          <text:p text:style-name="P62">Tisztában legyen az egér és<text:s/>billentyűzet megfelelő használatával.</text:p>
        </text:list-item>
        <text:list-item>
          <text:p text:style-name="P63">Felhasználó eszközének rendszere elégítse ki a ’Minimum rendszer követelmény’ kérését.</text:p>
        </text:list-item>
        <text:list-item>
          <text:p text:style-name="P64">Operációs rendszerek alapvető ismerete (Alkalmazás elindítása/bezárása).</text:p>
        </text:list-item>
        <text:list-item>
          <text:p text:style-name="P65">Jó problémamegoldó képesség és helyzetfelismerés.</text:p>
        </text:list-item>
        <text:list-item>
          <text:p text:style-name="P66">Többjátékos módban használatakor megfelelő viselkedés és magatartás</text:p>
        </text:list-item>
      </text:list>
      <text:p text:style-name="P67"/>
      <text:p text:style-name="P68"/>
      <text:soft-page-break/>
      <text:h text:style-name="P69" text:outline-level="2">3. A rendszer funkciói</text:h>
      <text:h text:style-name="P70" text:outline-level="2"/>
      <text:p text:style-name="P71">Ebben az alpontban kell összefoglalni a a rendszerrel szemben támasztott funkcionális követelményeket.</text:p>
      <text:p text:style-name="P72">A leírás történhet természetes nyelven és/vagy user case diagramok<text:s/>használatával.</text:p>
      <text:p text:style-name="P73"/>
      <text:p text:style-name="P74">Természetes nyelvi leírás esetén az egyes alpontok egymás után egy-egy követelmény specifikációját tartalmazzák. Szükség esetén a követelmények a rendszer fő szolgáltatásai, funkcionális moduljai mentén csoportosíthatók.</text:p>
      <text:p text:style-name="P75"/>
      <text:p text:style-name="P76">Use case<text:s/>diagramok használata esetén a use case modell alapvetően use case csomagok sorozata. A csoportosítás ilyenkor a csomagok segítségével történik, és egy-egy alpont egy csomagra vonatkozik. Egy alpont ilyenkor az alábbiakat tartalmazza:</text:p>
      <text:list text:style-name="LFO3" text:continue-numbering="true">
        <text:list-item>
          <text:p text:style-name="P77">Egy use case diagram.</text:p>
        </text:list-item>
        <text:list-item>
          <text:p text:style-name="P78">A diagramon szereplő valamennyi aktor felsorolása, és pontos definíciója (ha a dokumentumban már korábban előfordult, akkor a pontos hivatkozás a definícióra).</text:p>
        </text:list-item>
        <text:list-item>
          <text:p text:style-name="P79">A diagramon szereplő valamennyi use case felsorolása, és pontos definíciója. Egyszerű esetben ez<text:s/>lehet természetes nyelvi leírás, bonyolultabb esetben egyéb UML eszköz. (pl. szekvencia diagram vagy együttműködési diagram.) Minden use case leírás az alábbiakat kell hogy tartalmazza, egy – egy alpontban:</text:p>
        </text:list-item>
        <text:list-item>
          <text:p text:style-name="P80">A use case neve.</text:p>
        </text:list-item>
        <text:list-item>
          <text:p text:style-name="P81">Rövid leírás.</text:p>
        </text:list-item>
        <text:list-item>
          <text:p text:style-name="P82">Prekondíciók (előfeltételek): azon feltételek felsorolása, amelyeknek teljesülnie kell, mielőtt a use case által jelzett tevékenység elkezdődik.</text:p>
        </text:list-item>
        <text:list-item>
          <text:p text:style-name="P83">Post kondíciók : annak leírása, hogy milyen állapot következik be a use case végén.</text:p>
        </text:list-item>
        <text:list-item>
          <text:p text:style-name="P84">Szokásos működés (Main Flow): azok az események / folyamatok, amelyek a use case „szokásos” körülmények közötti működését jellemzik. (Például egy pénzfelvételnél a kártya beolvasása, pin kód beadása stb.)</text:p>
        </text:list-item>
        <text:list-item>
          <text:p text:style-name="P85">Alternatív esetek (Alternate Flows): azok az események / folyamatok, amelyek<text:s/>előfordulhatnak, és ezért kezelendők, de nem a „szokásos” működéshez tartoznak. (Például a pénzfelvételnél a kuncsaft helytelen pin kódot ad meg.)</text:p>
        </text:list-item>
        <text:list-item>
          <text:p text:style-name="P86">Kivételes esetek (Exception Flows): azok a lehetséges forgatókönyvek, amelyek váratlanul bekövetkezhetnek. (Például a pénzfelvételnél egy olvashatatlan kártya, vagy áramszünet stb.)</text:p>
        </text:list-item>
        <text:list-item>
          <text:p text:style-name="P87">A diagramon szereplő use case-ek kapcsolatainak leírása.</text:p>
        </text:list-item>
      </text:list>
      <text:p text:style-name="P88"/>
      <text:p text:style-name="P89">És akkor itt jönnek a 3.1, 3.2 stb. alpontok az egyes követelmények és/vagy use case diagramok leírásával.</text:p>
      <text:h text:style-name="P90" text:outline-level="3">3.1. Első követelmény</text:h>
      <text:p text:style-name="P91"/>
      <text:p text:style-name="P92"/>
      <text:soft-page-break/>
      <text:h text:style-name="P93" text:outline-level="2">4. Használhatóság</text:h>
      <text:p text:style-name="P94"/>
      <text:p text:style-name="P95">Kezelés elsajátítása:</text:p>
      <text:p text:style-name="P96"><text:span text:style-name="T97"><text:tab/></text:span><text:span text:style-name="T98"><text:s/></text:span><text:span text:style-name="T99">Fejlesztés során törekedtünk a könnyen átlátható és egyszerű játékmenet megteremtésére</text:span><text:span text:style-name="T100">,</text:span></text:p>
      <text:p text:style-name="P101"><text:tab/><text:s/>a felhasználó által használt kezelőfelület letisztult<text:s/>és könnyen kezelhető kialakítást kapott</text:p>
      <text:p text:style-name="P102"><text:tab/><text:s/>ezáltal a játék rövid időn belül megtanulható és gond nélkül elsajátítható játékmenetet tartalmaz.</text:p>
      <text:p text:style-name="P103"/>
      <text:p text:style-name="P104"><text:tab/><text:s/>Fontos megemlíteni, hogy a játék során előny lehet, ha a felhasználó játszott már hasonló logikát</text:p>
      <text:p text:style-name="P105"><text:tab/><text:s/>és játékmenetet tartalmazó játékkal, viszont ez nem szükséges a program kezelésének<text:s/></text:p>
      <text:p text:style-name="P106"><text:tab/><text:s/>elsajátításában.</text:p>
      <text:p text:style-name="P107"><text:tab/><text:s text:c="2"/></text:p>
      <text:p text:style-name="P108"><text:span text:style-name="T109"><text:tab/></text:span><text:span text:style-name="T110">Időigények:</text:span></text:p>
      <text:p text:style-name="P111"/>
      <text:p text:style-name="P112"><text:span text:style-name="T113"><text:tab/><text:s/></text:span><text:span text:style-name="T114">A kezelés megtanulásának egyszerűsége miatt a felhasználó számára minden adott, hogy<text:s/></text:span></text:p>
      <text:p text:style-name="P115"><text:tab/><text:s/>mihamarabb elsajátítsa a játék hatékony használatát. Az elsajátítás időtartama függ a felhasználó</text:p>
      <text:p text:style-name="P116"><text:tab/><text:s/>képességétől és a játékmenet megtanulására fordított időtől.</text:p>
      <text:p text:style-name="P117"/>
      <text:p text:style-name="P118"><text:span text:style-name="T119"><text:tab/></text:span><text:span text:style-name="T120">Rendsz</text:span><text:span text:style-name="T121">erszintű segítség:</text:span></text:p>
      <text:p text:style-name="P122"/>
      <text:p text:style-name="P123"><text:span text:style-name="T124"><text:tab/></text:span><text:span text:style-name="T125"><text:s/>A szoftveren belül létrehoztunk egy „Sugó” nevezetű fület mely átfogó leírást ad a játék alapvető</text:span></text:p>
      <text:p text:style-name="P126"><text:tab/><text:s/>kezeléséről, ezáltal biztosítunk lehetőséget a felhasználó számára a játékon belül, hogy megfelelően</text:p>
      <text:p text:style-name="P127"><text:tab/><text:s/>és minél rövidebb időn belül elsajátítsa a program működésének alapelveit.</text:p>
      <text:p text:style-name="P128"/>
      <text:p text:style-name="P129"><text:span text:style-name="T130">Dokumentációk:</text:span></text:p>
      <text:p text:style-name="P131"/>
      <text:p text:style-name="P132"><text:span text:style-name="T133"><text:s/></text:span><text:span text:style-name="T134">A szoftver tartalmazni fog minden szükséges dokumentációt</text:span><text:span text:style-name="T135">!</text:span></text:p>
      <text:p text:style-name="P136"><text:span text:style-name="T137"><text:s/></text:span><text:span text:style-name="T138">A program használatához szükséges Felhasználói kézikönyv minden szükséges információt</text:span></text:p>
      <text:p text:style-name="P139"><text:span text:style-name="T140"><text:s/></text:span><text:span text:style-name="T141">tartalmazni fog kezdő felhasználók számára</text:span><text:span text:style-name="T142">. Tapasztaltabb játékosok ezek használata nélkül is</text:span></text:p>
      <text:p text:style-name="P143"><text:span text:style-name="T144"><text:s/></text:span><text:span text:style-name="T145">könnyen megfogják ismerni majd a játék lehetőségeit használat közben.</text:span><text:span text:style-name="T146"><text:s/></text:span></text:p>
      <text:p text:style-name="P147"/>
      <text:p text:style-name="P148"><text:span text:style-name="T149"><text:tab/></text:span><text:span text:style-name="T150">Felhasználói felület:</text:span></text:p>
      <text:p text:style-name="P151"/>
      <text:p text:style-name="P152"><text:span text:style-name="T153"><text:tab/><text:s/></text:span><text:span text:style-name="T154">A kezelőfelületet a játék legcélszerűbb kezeléséhez alakítottuk ki. Nincsenek túlzó effektek vagy<text:s/></text:span></text:p>
      <text:p text:style-name="P155"><text:s/>díszítések, csak a funkcionális dolgokat tartalmazza ezáltal eltér egy komolyabb játék</text:p>
      <text:p text:style-name="P156"><text:s/>kezelőfelületétől azonban egyszerűsége és átláthatósága biztosítja, hogy bármilyen képességű<text:s/></text:p>
      <text:p text:style-name="P157"><text:s/>felhasználó pillanatok alatt megtanulja, hogyan kezelje a játékunkat.</text:p>
      <text:p text:style-name="P158"/>
      <text:p text:style-name="P159">Futtatás:</text:p>
      <text:p text:style-name="P160"/>
      <text:p text:style-name="P161"><text:span text:style-name="T162"><text:s/></text:span><text:span text:style-name="T163">Szoftverünk futása semmilyen formában nem fogja befolyásolni más programok futását és<text:s/></text:span></text:p>
      <text:p text:style-name="P164"><text:s/>használhatóságát!</text:p>
      <text:p text:style-name="P165"/>
      <text:p text:style-name="P166"><text:s/>A program egy előre beállított ablakméretet fog használni. Alacsony gépigénye teljes mértékben</text:p>
      <text:p text:style-name="P167"><text:s/>lehetővé teszi más programok használata közbeni, megfelelő sebességű futtathatóságát.</text:p>
      <text:p text:style-name="P168"><text:s/>Minden akadály nélkül tudunk mellette internetezni vagy munkafolyamatot végezni anélkül</text:p>
      <text:p text:style-name="P169"><text:s/>hogy be kellene zárjuk alkalmazásunkat.</text:p>
      <text:p text:style-name="P170"/>
      <text:p text:style-name="P171"><text:span text:style-name="T172"><text:s/></text:span><text:span text:style-name="T173">FELHÍVJUK FIGYELMÉT,</text:span><text:span text:style-name="T174"><text:s/></text:span><text:span text:style-name="T175">HOGY A MAGAS MEREVLEMEZ HASZNÁLATOT</text:span></text:p>
      <text:p text:style-name="P176"><text:s/>IGÉNYLŐ<text:s/>PROGRAMOK MINDEN ESETBEN LASSÍTJÁK MÁS SZOFTVEREK</text:p>
      <text:p text:style-name="P177"><text:span text:style-name="T178"><text:s/>SEBESSÉGÉT</text:span><text:span text:style-name="T179">!</text:span></text:p>
      <text:soft-page-break/>
      <text:h text:style-name="P180" text:outline-level="2">5. Megbízhatóság</text:h>
      <text:list text:style-name="LFO5" text:continue-numbering="true">
        <text:list-item>
          <text:p text:style-name="P181">A szoftver rendelkezésre áll 100%-ban egyjátékos módban. Többjátékos mód esetén heti<text:s/>egyszer karbantartás előre láthatólag egy-két óra.</text:p>
        </text:list-item>
        <text:list-item>
          <text:p text:style-name="P182">MTBF (Mean Time Between Failures): <text:s/>2186.5 óra</text:p>
        </text:list-item>
        <text:list-item>
          <text:p text:style-name="P183">MTTR (Mean Time To Repair): 4 óra</text:p>
        </text:list-item>
        <text:list-item>
          <text:p text:style-name="P184">Hibák kezelése: A program futás közbeni hiba esetén terminálódik.</text:p>
        </text:list-item>
        <text:list-item>
          <text:p text:style-name="P185">Hibák javítása: A javításokat a KoviUbiSoft fogja végezni.</text:p>
        </text:list-item>
      </text:list>
      <text:p text:style-name="P186"/>
      <text:h text:style-name="P187" text:outline-level="2">6. Teljesítmény</text:h>
      <text:list text:style-name="LFO6" text:continue-numbering="true">
        <text:list-item>
          <text:p text:style-name="P188">Válaszidők: Az egyjátékos mód esetén elhanyagolható adat. Többjátékos esetén európán belül 10 ms, 300ms fölött a kapcsolat megszakításra kerül amennyiben ez 10 másodpercen túl fennáll.</text:p>
        </text:list-item>
        <text:list-item>
          <text:p text:style-name="P189">Kapacitás: Indulásnál 10000 játékosra<text:s/>készülünk a többjátékos módban.</text:p>
        </text:list-item>
        <text:list-item>
          <text:p text:style-name="P190">Áteresztőképesség: 50000 TPS</text:p>
          <text:list text:continue-numbering="true">
            <text:list-item>
              <text:p text:style-name="P191">Users (Threads): 10000</text:p>
            </text:list-item>
            <text:list-item>
              <text:p text:style-name="P192">End to End Response Time: 1s</text:p>
            </text:list-item>
            <text:list-item>
              <text:p text:style-name="P193">Pacing: 0s</text:p>
            </text:list-item>
            <text:list-item>
              <text:p text:style-name="P194">Total Think Time: 0s</text:p>
            </text:list-item>
          </text:list>
        </text:list-item>
        <text:list-item>
          <text:p text:style-name="P195">Szerver:</text:p>
          <text:list text:continue-numbering="true">
            <text:list-item>
              <text:p text:style-name="P196">CPU: Intel Xeon W-3300</text:p>
            </text:list-item>
            <text:list-item>
              <text:p text:style-name="P197">RAM: 512GB DDR4 ECC</text:p>
            </text:list-item>
            <text:list-item>
              <text:p text:style-name="P198">Videokártya: Aspeed AST2500</text:p>
            </text:list-item>
            <text:list-item>
              <text:p text:style-name="P199">Tárhely:</text:p>
              <text:list text:continue-numbering="true">
                <text:list-item>
                  <text:p text:style-name="P200">1TB Samsung 980 Pro PCI-E Gen4 M.2 SSD</text:p>
                </text:list-item>
                <text:list-item>
                  <text:p text:style-name="P201">18TB Western Digital Ultrastar 7200 RPM Sata HDD</text:p>
                </text:list-item>
              </text:list>
            </text:list-item>
            <text:list-item>
              <text:p text:style-name="P202">OS: Linux<text:tab/></text:p>
            </text:list-item>
          </text:list>
        </text:list-item>
        <text:list-item>
          <text:p text:style-name="P203">Erőforrás igények:<text:s/><text:tab/></text:p>
          <text:list text:continue-numbering="true">
            <text:list-item>
              <text:p text:style-name="P204">CPU: 2.2 GHz Dual core</text:p>
            </text:list-item>
            <text:list-item>
              <text:p text:style-name="P205">RAM: 4 GB</text:p>
            </text:list-item>
            <text:list-item>
              <text:p text:style-name="P206">OS: Windows 7 vagy újabb, Linux, macOS</text:p>
            </text:list-item>
            <text:list-item>
              <text:p text:style-name="P207">Videokártya: Nvidia Geforce GTX 670 vagy AMD Radeon HD 7970 vagy újabb</text:p>
            </text:list-item>
            <text:list-item>
              <text:p text:style-name="P208">Tárhely: 2 GB</text:p>
            </text:list-item>
          </text:list>
        </text:list-item>
      </text:list>
      <text:p text:style-name="P209"/>
      <text:h text:style-name="P210" text:outline-level="2">7. Támogatottság</text:h>
      <text:list text:style-name="LFO7" text:continue-numbering="true">
        <text:list-item>
          <text:p text:style-name="P211">A fejlesztők törekednek a Java nyelv szabványainak betartására, hogy a későbbiekben is könnyedén bővíthető kódot készítsenek.</text:p>
        </text:list-item>
        <text:list-item>
          <text:p text:style-name="P212">Az egyjátékos verzió nem igényel karbantartást. A többjátékos heti rendszerességgel történő<text:s/>karbantartását a KoviUbiSoft végzi.</text:p>
        </text:list-item>
        <text:list-item>
          <text:p text:style-name="P213">A hibabejelentésre külön lehetőség lesz a játék weboldalán.</text:p>
        </text:list-item>
        <text:list-item>
          <text:p text:style-name="P214">A szoftver előreláthatólag naplókat készít a hibákról és a bejelentkezésekről többjátékos mód esetén.</text:p>
        </text:list-item>
      </text:list>
      <text:p text:style-name="P215"/>
      <text:h text:style-name="P216" text:outline-level="2">8. Tervezési korlátozások</text:h>
      <text:p text:style-name="P217"/>
      <text:p text:style-name="P218">A program<text:s/>fejlesztése Java nyelvben történik. Fontos számunkra, hogy a szoftver platformfüggetlen legyen, hogy minél több felhasználót el tudjunk érni. A nyelv további előnye az objektum orientáltság. Maga a fejlesztés a JetBrains IntelliJ IDEA Community fejlesztőkörnyezetében fog történni.</text:p>
      <text:p text:style-name="P219">Célunk továbbá, hogy a játék rendszerkövetelménye a lehető legalacsonyabb legyen, ezzel biztosítva, hogy majdnem bármilyen hardveren futhasson.</text:p>
      <text:p text:style-name="P220">Adatbázisnál a legfrissebb stabil MySQL verziót fogjuk igénybe venni.</text:p>
      <text:h text:style-name="P221" text:outline-level="2">9. On-line dokumentáció és Help rendszer</text:h>
      <text:p text:style-name="P222">A játék dokumentációja a játék weboldalán elérhető. A játék telepítése után a felhasználó számára lehető lesz egy offline súgó. A fizikai kiadás esetén felhasználói kézikönyv elérhető.</text:p>
      <text:h text:style-name="P223" text:outline-level="2">10. Felhasznált kész komponensek</text:h>
      <text:p text:style-name="P224"><text:span text:style-name="T225">LWJGL, ingyen</text:span><text:span text:style-name="T226">es játék könyvtár.<text:s/></text:span><text:a xlink:href="http://www.lwjgl.org/" office:target-frame-name="_top" xlink:show="replace"><text:span text:style-name="T227">www.lwjgl.org</text:span></text:a><text:span text:style-name="T228">. Licensz: BSD</text:span></text:p>
      <text:h text:style-name="P229" text:outline-level="2">11. Interfészek</text:h>
      <text:h text:style-name="P230" text:outline-level="3">11.1. Felhasználói interfészek</text:h>
      <text:p text:style-name="P231"/>
      <text:p text:style-name="P232">A program grafikus kezelőfelülettel (GUI) rendelkezik. A program grafikus elemekkel tart kapcsolatot a felhasználóval. Ilyen elemek például:</text:p>
      <text:list text:style-name="LFO8" text:continue-numbering="true">
        <text:list-item>
          <text:p text:style-name="P233">Szövegdoboz: A játék ezeken keresztül ad információt a játékosnak, vagy írja ki a karakterek dialógusait.</text:p>
        </text:list-item>
        <text:list-item>
          <text:p text:style-name="P234">Választási lista: A játék időnként választási lehetőséget ad a játékosnak. Ezeket egy lista formájában jeleníti meg a játék, az opciókat egymás alá felsorolva. Példa erre a játékosnál levő tárgyak listája, egy választható válasz egy karakter kérdésére, vagy akár a harc közben használt menü is.</text:p>
        </text:list-item>
        <text:list-item>
          <text:p text:style-name="P235">Harc közbeni elemek: Ezek kommunikálják a játékos felé az éppen folyamatban levő harc állapotát, beleértve a saját és ellenséges Ubimon fajtáját, életerejét, szintjét, időjárási viszonyokat, stb.</text:p>
        </text:list-item>
        <text:list-item>
          <text:p text:style-name="P236">Szövegbeviteli mező: Lehetővé teszi a játékosnak, hogy szöveget gépeljen be egy szövegdobozba. Lehetséges billentyűzettel gépelni, vagy a szövegdoboz alatt található karakterek listájából sorban kiválasztani a megfelelő karaktereket.</text:p>
        </text:list-item>
      </text:list>
      <text:p text:style-name="P237">Előfordulhat, hogy egyes esetekben nem jelenik meg kezelőfelületi elem, a játék világán és karakterein kívül. (pl.: jelenetek szöveg nélkül, vagy amikor éppen nincs szükség rá)</text:p>
      <text:p text:style-name="P238">A játék kezelése a minimális kezelőfelületi elem miatt egyszerű, kezdő felhasználónak sem okoz különösebb problémát az elsajátítása.</text:p>
      <text:h text:style-name="P239" text:outline-level="3">11.2. Hardware interfészek</text:h>
      <text:p text:style-name="P240"/>
      <text:p text:style-name="P241">A szoftver támogatja a különböző játékvezérlő perifériákat, viszont nem igényli<text:s/>azokat. Az egyetlen igényelt hardver maga a számítógép/mobiltelefon, amin a program futni fog.</text:p>
      <text:p text:style-name="P242"/>
      <text:soft-page-break/>
      <text:h text:style-name="P243" text:outline-level="3">11.3. Software interfészek</text:h>
      <text:p text:style-name="P244"/>
      <text:p text:style-name="P245">A program futása egy támogatott operációs rendszert igényel, ami lehet Windows, macOS, Linux, vagy Android rendszer is. Személyi számítógépen szükséges a lehető legfrissebb Java Runtime Environment megléte.</text:p>
      <text:p text:style-name="P246"/>
      <text:h text:style-name="P247" text:outline-level="3">11.3. Kommunikációs interfészek</text:h>
      <text:p text:style-name="P248"/>
      <text:p text:style-name="P249">A játék többjátékos módja aktív internetkapcsolatot igényel, amihez szükség van egy aktív kommunikációs csatornára. Ez a csatorna a felhasználói kliensek és a szerverek között van, ezen keresztül történik az adatátvitel. Ezt a csatornát bármilyen, a számítógépet az internethez csatlakoztató periféria biztosíthatja.</text:p>
      <text:p text:style-name="P250">A távoli szerver eléréséhez TCP/IP protokollt használ a program.</text:p>
      <text:p text:style-name="P251"/>
      <text:h text:style-name="P252" text:outline-level="2">12.<text:s/>Alkalmazott szabványok</text:h>
      <text:p text:style-name="P253"/>
      <text:p text:style-name="P254"><text:tab/>Az alkalmazás fejlesztése alatt elengedhetetlen adott szabványok felhasználása. Itt megkülönböztettünk kötelezően és választás alapján alkalmazandó szabványokat. Kötelezően alkalmazandó szabványok alatt értjük azokat, amelyek kulcs<text:s/>fontosságú szerepük van a fejlesztés, és a termék legális kiadásának körében. A választás alapján alkalmazott szabványok alatt olyan elemeket soroltunk fel, melyek a csapat kényelmi döntés szerint lettek felhasználva.</text:p>
      <text:h text:style-name="P255" text:outline-level="3">12.1. Kötelezően alkalmazandó szabványok</text:h>
      <text:p text:style-name="P256"><text:span text:style-name="T257">Egy szabvány ami előre meghatározott a projekt fejlesztésében, az a Java nyelvre vonatkozó kódolási szabvány!<text:s/></text:span><text:span text:style-name="T258"><text:line-break/></text:span><text:span text:style-name="T259">A kész játék életkor szerinti és tartalom szerinti besorolására az Egységes Európai Játékinformációs Rendszer, azaz a PEGI dönt.</text:span></text:p>
      <text:h text:style-name="P260" text:outline-level="3">12.2. Választás alapján alkalmazott szabványok</text:h>
      <text:p text:style-name="P261">Alapjáraton 4:3-as képarány alkalmazását terveztük, de szélesvásznú kijelzők esetén (16:9, 16:10, 21:9) biztosítunk egy egyedi keretet az adott környezettől függően.</text:p>
      <text:p text:style-name="Textbody"><text:span text:style-name="T262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, sans-serif" svg:font-family="Arial, sans-serif" style:font-family-generic="system"/>
    <style:font-face style:name="Nimbus Roman" svg:font-family="Nimbus Roma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Címsor1" style:display-name="Címsor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Címsor2" style:display-name="Címsor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Címsor3" style:display-name="Címsor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Kiemelés2" style:display-name="Kiemelés 2" style:family="text" style:parent-style-name="Bekezdésalapbetűtípusa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197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ol asd</dc:creator>
    <meta:creation-date>2021-10-15T18:21:00Z</meta:creation-date>
    <dc:date>2021-10-23T13:03:00Z</dc:date>
    <meta:template xlink:href="Normal" xlink:type="simple"/>
    <meta:editing-cycles>38</meta:editing-cycles>
    <meta:editing-duration>PT17100S</meta:editing-duration>
    <meta:document-statistic meta:page-count="7" meta:paragraph-count="28" meta:word-count="1792" meta:character-count="14130" meta:row-count="103" meta:non-whitespace-character-count="12366"/>
  </office:meta>
</office:document-meta>
</file>